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center"/>
    </style:style>
    <style:style style:name="Table1.A" style:family="table-column">
      <style:table-column-properties style:column-width="0.016in" style:rel-column-width="151*"/>
    </style:style>
    <style:style style:name="Table1.B" style:family="table-column">
      <style:table-column-properties style:column-width="0.2215in" style:rel-column-width="2096*"/>
    </style:style>
    <style:style style:name="Table1.C" style:family="table-column">
      <style:table-column-properties style:column-width="6.6875in" style:rel-column-width="63288*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1"/>
          </table:table-cell>
          <table:table-cell office:value-type="string">
            <text:p text:style-name="P2">2.</text:p>
          </table:table-cell>
          <table:table-cell office:value-type="string">
            <text:p text:style-name="P3">【问题描述】</text:p>
            <text:p text:style-name="P3">从标准输入中输入一组<text:span text:style-name="T1">互不相同的</text:span>整数（个数不超过100）及排序方式，按照<text:span text:style-name="T1">从小到大排序</text:span>，输出按某种算法排序的结果及<text:span text:style-name="T1">元素的比较次数</text:span>。</text:p>
            <text:p text:style-name="P3">说明：排序方式为一个1~5的整数，分别表示：</text:p>
            <text:p text:style-name="P3">1：选择排序，比较次数是指选择未排序部分的最小元素时的比较次数。</text:p>
            <text:p text:style-name="P3">2：冒泡排序，比较次数是指相邻元素的比较次数，若<text:span text:style-name="T1">某趟排序中没有进行数据交换</text:span>，就认为排序结束。</text:p>
            <text:p text:style-name="P3">3：堆排序，比较次数是指根元素调整过程中根元素与子树根结点的比较次数，即下面算法中红色语句的执行次数：</text:p>
            <text:p text:style-name="P3">void adjust(int k[ ],int i,int n)</text:p>
            <text:p text:style-name="P3">{</text:p>
            <text:p text:style-name="P3">    int j,temp;</text:p>
            <text:p text:style-name="P3">    temp=k[i];</text:p>
            <text:p text:style-name="P3">    j=2*i+1;</text:p>
            <text:p text:style-name="P3">    while(j&lt;n){</text:p>
            <text:p text:style-name="P3">        if(j&lt;n-1 &amp;&amp; k[j]&lt;k[j+1])</text:p>
            <text:p text:style-name="P3">            j++;</text:p>
            <text:p text:style-name="P3">        if(<text:span text:style-name="T1">temp&gt;=k[j]</text:span>) </text:p>
            <text:p text:style-name="P3">            break;</text:p>
            <text:p text:style-name="P3">        k[(j-1)/2]=k[j];</text:p>
            <text:p text:style-name="P3">        j=2*j+1;</text:p>
            <text:p text:style-name="P3">    }</text:p>
            <text:p text:style-name="P3">    k[(j-1)/2]=temp;</text:p>
            <text:p text:style-name="P3">}</text:p>
            <text:p text:style-name="P3">4：二路归并排序，比较次数是指两组有序数据合并成一组时的比较次数，即下面算法中红色语句的执行<text:soft-page-break/>次数：</text:p>
            <text:p text:style-name="P3">void merge(int x[ ],int tmp[ ],int left,int leftend,int rightend)</text:p>
            <text:p text:style-name="P3">{     </text:p>
            <text:p text:style-name="P3">    int i=left, j=leftend+1, q=left;</text:p>
            <text:p text:style-name="P3">    while(i&lt;=leftend &amp;&amp; j&lt;=rightend)</text:p>
            <text:p text:style-name="P3">    {</text:p>
            <text:p text:style-name="P3">        if(<text:span text:style-name="T1">x[i]&lt;=x[j]</text:span>) </text:p>
            <text:p text:style-name="P3">            tmp[q++]=x[i++];</text:p>
            <text:p text:style-name="P3">        else</text:p>
            <text:p text:style-name="P3">            tmp[q++]=x[j++];</text:p>
            <text:p text:style-name="P3">    }</text:p>
            <text:p text:style-name="P3">    while(i&lt;=leftend)</text:p>
            <text:p text:style-name="P3">        tmp[q++]=x[i++];</text:p>
            <text:p text:style-name="P3">    while(j&lt;=rightend)</text:p>
            <text:p text:style-name="P3">        tmp[q++]=x[j++];</text:p>
            <text:p text:style-name="P3">    for(i=left; i&lt;=rightend; i++)</text:p>
            <text:p text:style-name="P3">        x[i]=tmp[i];</text:p>
            <text:p text:style-name="P3">}</text:p>
            <text:p text:style-name="P3">5：快速排序，比较次数是指分界元素与其它元素的比较次数，即下面算法中红色语句的执行次数：</text:p>
            <text:p text:style-name="P3">void quickSort(int k[ ],int left,int right)</text:p>
            <text:p text:style-name="P3">{     </text:p>
            <text:p text:style-name="P3">    int i, last;</text:p>
            <text:p text:style-name="P3">    if(left&lt;right){</text:p>
            <text:p text:style-name="P3">        last=left; </text:p>
            <text:p text:style-name="P3"><text:soft-page-break/>        for(i=left+1;i&lt;=right;i++)</text:p>
            <text:p text:style-name="P3">            if(<text:span text:style-name="T1">k[i]&lt;k[left]</text:span>)</text:p>
            <text:p text:style-name="P3">                swap(&amp;k[++last],&amp;k[i]); </text:p>
            <text:p text:style-name="P3">        swap(&amp;k[left],&amp;k[last]);</text:p>
            <text:p text:style-name="P3">        quickSort(k,left,last-1); </text:p>
            <text:p text:style-name="P3">        quickSort(k,last+1,right);   </text:p>
            <text:p text:style-name="P3">    }</text:p>
            <text:p text:style-name="P3">}</text:p>
            <text:p text:style-name="P3">【输入形式】</text:p>
            <text:p text:style-name="P3">首先在屏幕上输入2个整数，分别表示待排序的整数个数及排序方式，然后在下一行依次输入待排序的整数。各整数之间都以一个空格分隔。</text:p>
            <text:p text:style-name="P3">【输出形式】</text:p>
            <text:p text:style-name="P3">先在一行上输出排序结果，各整数间以一个空格分隔。然后在下一行上输出排序过程中的元素比较次数。</text:p>
            <text:p text:style-name="P3">【样例1输入】</text:p>
            <text:p text:style-name="P3">20 1<text:line-break/>38 356 98 -102 126 46 65 -9 100 0 21 2 90 8 18 12 78 16 189 23</text:p>
            <text:p text:style-name="P3">【样例1输出】</text:p>
            <text:p text:style-name="P3">-102 -9 0 2 8 12 16 18 21 23 38 46 65 78 90 98 100 126 189 356<text:line-break/>190</text:p>
            <text:p text:style-name="P3">【样例1说明】</text:p>
            <text:p text:style-name="P3">输入了20个整数数据，要求按照选择排序算法对输入的数据进行从小到大排序，输出排序结果，排序过程中元素的比较次数为190次。</text:p>
            <text:p text:style-name="P3">【其它样例说明】</text:p>
            <text:p text:style-name="P3">若输入的待排序数据与样例1完全相同，要求的排序算法不同，则输出的排序结果与样例1完全一样，但比较次数不同，为了方便说明，下面左侧为排序方式，右侧为对应的比较次数：</text:p>
            <text:p text:style-name="P3"><text:soft-page-break/>2            162</text:p>
            <text:p text:style-name="P3">3            58</text:p>
            <text:p text:style-name="P3">4            66</text:p>
            <text:p text:style-name="P3">5            75</text:p>
            <text:p text:style-name="P3">【评分标准】</text:p>
            <text:p text:style-name="P3">该题要求按照指定算法对输入的数据进行排序，提交程序名为sort.c。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3:40:37.396879244</meta:creation-date>
    <dc:date>2017-06-19T04:07:13.768358100</dc:date>
    <meta:editing-duration>PT4H16M26S</meta:editing-duration>
    <meta:editing-cycles>1</meta:editing-cycles>
    <meta:document-statistic meta:table-count="1" meta:image-count="0" meta:object-count="0" meta:page-count="4" meta:paragraph-count="73" meta:word-count="759" meta:character-count="1789" meta:non-whitespace-character-count="1399"/>
    <meta:generator>LibreOffice/5.1.6.2$Linux_X86_64 LibreOffice_project/10m0$Build-2</meta:generator>
  </office:meta>
</office:document-meta>
</file>